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/>
      <style:text-properties style:use-window-font-color="true" style:font-name="Verdana" fo:font-size="12pt" fo:background-color="transparen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style:use-window-font-color="true" style:font-name="Verdana" fo:font-size="12pt" fo:background-color="transparen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4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style:use-window-font-color="true" style:font-name="Verdana" fo:font-size="12pt" fo:background-color="transparent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you better when your high? Or are you just better when I'm high?</text:p>
      <text:p text:style-name="P1"/>
      <text:p text:style-name="P1">Why is it that when you purchase a large bottle of booze they give you a little bottle of Shmirnoff or Bayleys that is attached to the neck? Who the fuck is that for? My cat? Seriously, I mean if it's a sample... Come on, I'm buying a 60 of whiskey for myself on a wednesday night. I think I know what vodka tastes like.</text:p>
      <text:p text:style-name="P1"/>
      <text:p text:style-name="P1">I knew a young man who was so addicted to cigarettes he would let people kick him in the testicles at noon in exchange for smokes. <text:s/>I was talking to him and he said, “man if I had a dime for every time I got kicked in the nuts...”... What? What?! What would you have? Like 60 cents? <text:s/>If I was going to be kicked in the balls every damn day I would demand a higher denomination of money than a fucking dime.</text:p>
      <text:p text:style-name="P1"/>
      <text:p text:style-name="P3">On the side of my lip balm it says: “medical ingrediants : octyl methoxycinnamate <text:s/>7.5% oxy benzone 3.5%”... So I had to eat like 20 of them to get my daily supply. <text:s/>Just trying to maintain my health.</text:p>
      <text:p text:style-name="P2"/>
      <text:p text:style-name="P2">I wonder if the guy who's teeth are on the cigarette packages is dead yet. Dude's a celebrity. I should have seen it on the news.</text:p>
      <text:p text:style-name="P2"/>
      <text:p text:style-name="P2">I think if you collect one of each cigarette packages you should win a free Nicorette gum.</text:p>
      <text:p text:style-name="P2"/>
      <text:p text:style-name="P2">Some funny cigarette warning labels:</text:p>
      <text:p text:style-name="P2">-Cigarettes cause coughing.</text:p>
      <text:p text:style-name="P2">-Cigarettes are addictive (like coffee and candy)</text:p>
      <text:p text:style-name="P2">-Smoking is like the Sun, our source of warmth and life to the Earth; It gives you cancer.</text:p>
      <text:p text:style-name="P2">-Smoking makes shirts smell bad.</text:p>
      <text:p text:style-name="P2">-Smoking doesn't make you look cool anymore (but it used to)</text:p>
      <text:p text:style-name="P2">-Side effect of smoking include people around you coughing loudly so you can hear it and feel bad about yourself.</text:p>
      <text:p text:style-name="P2"/>
      <text:p text:style-name="P2"><text:soft-page-break/>They give you the crack pipe for free but they get you with the monthly subscription fe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4-28T21:53:44.28</meta:creation-date>
    <dc:date>2009-07-16T12:40:07.90</dc:date>
    <dc:creator>Colton Phillips</dc:creator>
    <meta:editing-duration>PT79H32M43S</meta:editing-duration>
    <meta:editing-cycles>9</meta:editing-cycles>
    <meta:generator>OpenOffice.org/3.0$Win32 OpenOffice.org_project/300m15$Build-9379</meta:generator>
    <meta:document-statistic meta:table-count="0" meta:image-count="0" meta:object-count="0" meta:page-count="2" meta:paragraph-count="14" meta:word-count="331" meta:character-count="1709"/>
    <meta:user-defined meta:name="Info 1"/>
    <meta:user-defined meta:name="Info 2"/>
    <meta:user-defined meta:name="Info 3"/>
    <meta:user-defined meta:name="Info 4"/>
  </office:meta>
</office:document-meta>
</file>